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*** Settings ***</text:p>
      <text:p text:style-name="Standard">Library <text:s text:c="3"/>Process </text:p>
      <text:p text:style-name="Standard">Library <text:s text:c="3"/>BuiltIn</text:p>
      <text:p text:style-name="Standard">Library <text:s text:c="3"/>String</text:p>
      <text:p text:style-name="Standard">Library <text:s text:c="3"/>remote_access_test</text:p>
      <text:p text:style-name="Standard"/>
      <text:p text:style-name="Standard"/>
      <text:p text:style-name="Standard">*** Test Cases ***</text:p>
      <text:p text:style-name="Standard"/>
      <text:p text:style-name="Standard">Test_case_1 <text:s text:c="15"/></text:p>
      <text:p text:style-name="Standard"><text:s text:c="4"/>Set Test Documentation <text:s text:c="3"/>Verify adding an employee</text:p>
      <text:p text:style-name="Standard"><text:s text:c="4"/>remote_access_test.connect_machine <text:s text:c="3"/>192.168.43.226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12:46:56.182090685</meta:creation-date>
    <dc:date>2020-06-29T12:47:28.244653065</dc:date>
    <meta:editing-duration>PT32S</meta:editing-duration>
    <meta:editing-cycles>1</meta:editing-cycles>
    <meta:document-statistic meta:table-count="0" meta:image-count="0" meta:object-count="0" meta:page-count="1" meta:paragraph-count="9" meta:word-count="25" meta:character-count="255" meta:non-whitespace-character-count="196"/>
    <meta:generator>LibreOffice/6.4.3.2$Linux_X86_64 LibreOffice_project/40$Build-2</meta:generator>
  </office:meta>
</office:document-meta>
</file>